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9100004F1D00003B56A0961DB3.wmf" manifest:media-type=""/>
  <manifest:file-entry manifest:full-path="Pictures/200000010000070C00000131324924CA.svm" manifest:media-type=""/>
  <manifest:file-entry manifest:full-path="Pictures/200000010000025D000001317C6A6F08.svm" manifest:media-type=""/>
  <manifest:file-entry manifest:full-path="Pictures/10000000000000200000002000309F1C.png" manifest:media-type="image/png"/>
  <manifest:file-entry manifest:full-path="Pictures/20000001000002330000012DE8D0D13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GS}=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0.674cm" svg:height="0.36cm" svg:x="4.313cm" svg:y="0.296cm">
          <draw:image xlink:href="Pictures/20000001000002330000012DE8D0D132.svm" xlink:type="simple" xlink:show="embed" xlink:actuate="onLoad">
            <text:p/>
          </draw:image>
        </draw:frame>
        <draw:frame draw:style-name="gr2" draw:text-style-name="P1" draw:layer="layout" svg:width="0.725cm" svg:height="0.365cm" svg:x="8.499cm" svg:y="3.618cm">
          <draw:image xlink:href="Pictures/200000010000025D000001317C6A6F08.svm" xlink:type="simple" xlink:show="embed" xlink:actuate="onLoad">
            <text:p/>
          </draw:image>
        </draw:frame>
        <draw:frame draw:style-name="gr3" draw:text-style-name="P1" draw:layer="layout" svg:width="2.164cm" svg:height="0.365cm" svg:x="8.42cm" svg:y="2.075cm">
          <draw:image xlink:href="Pictures/200000010000070C00000131324924CA.svm" xlink:type="simple" xlink:show="embed" xlink:actuate="onLoad">
            <text:p/>
          </draw:image>
        </draw:frame>
        <draw:frame draw:style-name="gr4" draw:text-style-name="P1" draw:layer="layout" svg:width="4.74cm" svg:height="3.555cm" svg:x="3.958cm" svg:y="0.628cm">
          <draw:image xlink:href="Pictures/2000009100004F1D00003B56A0961DB3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6T12:41:25</meta:creation-date>
    <meta:editing-duration>PT6M12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7-26T13:09:00</dc:date>
    <dc:creator>kkk </dc:creator>
    <meta:document-statistic meta:object-count="4"/>
    <meta:template xlink:type="simple" xlink:actuate="onRequest" xlink:title="kkkFigures" xlink:href="../../../../../.libreoffice/3/user/template/kkkFigures.otg" meta:date="2014-07-26T12:41:23"/>
  </office:meta>
</office:document-meta>
</file>